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T1" style:family="text">
      <style:text-properties officeooo:rsid="0001da8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<text:span text:style-name="T1">n A*</text:span>E <text:s/>​+ <text:span text:style-name="T1">C*(1/N) </text:span>​i∑​Ci​ </text:p>
      <text:p text:style-name="Text_20_body">avec :</text:p>
      <text:list text:style-name="L1">
        <text:list-item>
          <text:p text:style-name="P2">E = énergie totale consommée </text:p>
        </text:list-item>
        <text:list-item>
          <text:p text:style-name="P3">Ci​ = date de fin de la tâche i</text:p>
        </text:list-item>
      </text:list>
      <text:list text:style-name="L2">
        <text:list-item>
          <text:p text:style-name="P4"><text:span text:style-name="T1">A</text:span> : importance de l’énergie </text:p>
        </text:list-item>
        <text:list-item>
          <text:p text:style-name="P5"><text:span text:style-name="T1">C</text:span> : importance <text:span text:style-name="T1">de l’optimisation du temp </text:span>(temps moyen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15:23:13.389532300</meta:creation-date>
    <dc:date>2026-04-21T15:44:55.749907800</dc:date>
    <meta:editing-duration>PT9M54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1" meta:paragraph-count="6" meta:word-count="31" meta:character-count="180" meta:non-whitespace-character-count="120"/>
  </office:meta>
</office:document-meta>
</file>